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7.542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3.5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 table:number-rows-repeated="2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Name of Teacher: Prof. Manisha Galphade</text:p>
          </table:table-cell>
          <table:covered-table-cell/>
          <table:table-cell table:style-name="ce1" table:number-columns-repeated="2"/>
          <table:table-cell table:number-columns-repeated="1020"/>
        </table:table-row>
        <table:table-row table:style-name="ro1" table:number-rows-repeated="2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http://Sr.No/" xlink:type="simple">Sr.No</text:a></text:p>
          </table:table-cell>
          <table:table-cell table:style-name="ce3" office:value-type="string" calcext:value-type="string">
            <text:p>Pgm</text:p>
          </table:table-cell>
          <table:table-cell table:style-name="ce3" office:value-type="string" calcext:value-type="string">
            <text:p>GCC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CX</text:p>
          </table:table-cell>
          <table:table-cell table:style-name="ce3" office:value-type="string" calcext:value-type="string">
            <text:p>Time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SimpleCalculatorusingswitchStatement.c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295" calcext:value-type="float">
            <text:p>0.000295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274" calcext:value-type="float">
            <text:p>0.000274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StoreNumbersandCalculateAverageUsingArray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515" calcext:value-type="float">
            <text:p>0.000515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388" calcext:value-type="float">
            <text:p>0.000388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2ProgramtoAddTwoMatrices.c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1225" calcext:value-type="float">
            <text:p>0.001225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1231" calcext:value-type="float">
            <text:p>0.001231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4SwapNumbersUsingTemporaryVariable.c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317" calcext:value-type="float">
            <text:p>0.000317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34" calcext:value-type="float">
            <text:p>0.00034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5CheckVowelorconsonant.c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159" calcext:value-type="float">
            <text:p>0.000159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175" calcext:value-type="float">
            <text:p>0.000175</text:p>
          </table:table-cell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FactorialofaNumber.c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14" calcext:value-type="float">
            <text:p>0.00014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147" calcext:value-type="float">
            <text:p>0.000147</text:p>
          </table:table-cell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8ProgramtoCheckPalindrome.c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185" calcext:value-type="float">
            <text:p>0.000185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185" calcext:value-type="float">
            <text:p>0.000185</text:p>
          </table:table-cell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FindtheSizeofVariables.c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086" calcext:value-type="float">
            <text:p>8.6E-05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089" calcext:value-type="float">
            <text:p>8.9E-05</text:p>
          </table:table-cell>
          <table:table-cell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printASCIIValue.c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182" calcext:value-type="float">
            <text:p>0.000182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168" calcext:value-type="float">
            <text:p>0.000168</text:p>
          </table:table-cell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10CopyStringWithoutUsing strcpy.c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146" calcext:value-type="float">
            <text:p>0.000146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172" calcext:value-type="float">
            <text:p>0.000172</text:p>
          </table:table-cell>
          <table:table-cell table:number-columns-repeated="101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1StoreNumbersandCalculateAverageUsingArrays.c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465" calcext:value-type="float">
            <text:p>0.000465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638" calcext:value-type="float">
            <text:p>0.000638</text:p>
          </table:table-cell>
          <table:table-cell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AccessArrayElementsUsingPointers.c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586" calcext:value-type="float">
            <text:p>0.000586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56" calcext:value-type="float">
            <text:p>0.00056</text:p>
          </table:table-cell>
          <table:table-cell table:number-columns-repeated="1018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4ProgramtoSwapElementsUsingCallbyReference.c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22" calcext:value-type="float">
            <text:p>0.00022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204" calcext:value-type="float">
            <text:p>0.000204</text:p>
          </table:table-cell>
          <table:table-cell table:number-columns-repeated="101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5PrimeNumbersBetweenTwoIntegers.c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296" calcext:value-type="float">
            <text:p>0.000296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267" calcext:value-type="float">
            <text:p>0.000267</text:p>
          </table:table-cell>
          <table:table-cell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6CProgramtoConvertBinaryNumbertoDecimal.c</text:p>
          </table:table-cell>
          <table:table-cell table:style-name="ce3" office:value-type="string" calcext:value-type="string">
            <text:p>yes</text:p>
          </table:table-cell>
          <table:table-cell table:style-name="ce5"/>
          <table:table-cell table:style-name="ce3" office:value-type="string" calcext:value-type="string">
            <text:p>yes</text:p>
          </table:table-cell>
          <table:table-cell table:style-name="ce3" office:value-type="float" office:value="0.000191" calcext:value-type="float">
            <text:p>0.000191</text:p>
          </table:table-cell>
          <table:table-cell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7CheckPrimeandArmstrong.c</text:p>
          </table:table-cell>
          <table:table-cell table:style-name="ce3" office:value-type="string" calcext:value-type="string">
            <text:p>yes</text:p>
          </table:table-cell>
          <table:table-cell table:style-name="ce5"/>
          <table:table-cell table:style-name="ce3" office:value-type="string" calcext:value-type="string">
            <text:p>yes</text:p>
          </table:table-cell>
          <table:table-cell table:style-name="ce3" office:value-type="float" office:value="0.000002" calcext:value-type="float">
            <text:p>2E-06</text:p>
          </table:table-cell>
          <table:table-cell table:number-columns-repeated="101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8FindtheFrequencyofaCharacter.c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276" calcext:value-type="float">
            <text:p>0.000276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279" calcext:value-type="float">
            <text:p>0.000279</text:p>
          </table:table-cell>
          <table:table-cell table:number-columns-repeated="101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9Programtocountvowelsconsonants.c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164" calcext:value-type="float">
            <text:p>0.000164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165" calcext:value-type="float">
            <text:p>0.000165</text:p>
          </table:table-cell>
          <table:table-cell table:number-columns-repeated="1018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SumofNaturalNumbersUsingRecursion.c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19" calcext:value-type="float">
            <text:p>0.00019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144" calcext:value-type="float">
            <text:p>0.000144</text:p>
          </table:table-cell>
          <table:table-cell table:number-columns-repeated="1018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Programtocalculatepowerusingrecursion.c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265" calcext:value-type="float">
            <text:p>0.000265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244" calcext:value-type="float">
            <text:p>0.000244</text:p>
          </table:table-cell>
          <table:table-cell table:number-columns-repeated="1018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StoreInformationandDisplayitUsingStructure.c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442" calcext:value-type="float">
            <text:p>0.000442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461" calcext:value-type="float">
            <text:p>0.000461</text:p>
          </table:table-cell>
          <table:table-cell table:number-columns-repeated="1018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Programtoaddtwodistancesintheinch-feetsystem.c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511" calcext:value-type="float">
            <text:p>0.00051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553" calcext:value-type="float">
            <text:p>0.000553</text:p>
          </table:table-cell>
          <table:table-cell table:number-columns-repeated="1018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CalculateDifferenceBetweenTwoTimePeriods.c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655" calcext:value-type="float">
            <text:p>0.000655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678" calcext:value-type="float">
            <text:p>0.000678</text:p>
          </table:table-cell>
          <table:table-cell table:number-columns-repeated="1018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Store Informatio inStructureandDisplayit.c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124" calcext:value-type="float">
            <text:p>0.00124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1124" calcext:value-type="float">
            <text:p>0.001124</text:p>
          </table:table-cell>
          <table:table-cell table:number-columns-repeated="1018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Write a Sentence to a File.c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411" calcext:value-type="float">
            <text:p>0.00041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426" calcext:value-type="float">
            <text:p>0.000426</text:p>
          </table:table-cell>
          <table:table-cell table:number-columns-repeated="1018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Programtoreadthefirstlinefromafile.c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113" calcext:value-type="float">
            <text:p>0.000113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000101" calcext:value-type="float">
            <text:p>0.000101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2T11:43:06.434413168</meta:creation-date>
    <dc:date>2022-11-12T12:01:04.277393302</dc:date>
    <meta:editing-duration>PT17M57S</meta:editing-duration>
    <meta:editing-cycles>3</meta:editing-cycles>
    <meta:generator>LibreOffice/6.4.7.2$Linux_X86_64 LibreOffice_project/40$Build-2</meta:generator>
    <meta:document-statistic meta:table-count="1" meta:cell-count="161" meta:object-count="0"/>
  </office:meta>
</office:document-meta>
</file>